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r Verschie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Verschiebung ist eine vektorielle Größe, die Differenz zwischen zwei Koordina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Betrag einer Verschieb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für das Vorzeichen eines Abstands aus der Definition d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immer positiv, da der Abstand ein Betrag ist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zeichnet vektorielle Größen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haben einen Betrag und eine Rich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7M12S</meta:editing-duration>
    <meta:editing-cycles>7</meta:editing-cycles>
    <meta:generator>LibreOffice/4.3.4.1$Windows_x86 LibreOffice_project/bc356b2f991740509f321d70e4512a6a54c5f243</meta:generator>
    <dc:date>2015-01-18T14:25:03.513000000</dc:date>
    <meta:document-statistic meta:object-count="117"/>
  </office:meta>
</office:document-meta>
</file>